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 calcext:value-type="string">
            <text:p>Box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D'd</text:p>
          </table:table-cell>
          <table:table-cell table:style-name="ce1" office:value-type="string" calcext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-[.C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]-[.C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5]-[.C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]-[.C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7]-[.C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8]-[.C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9]-[.C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0]-[.C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table:formula="of:=[.B11]-[.C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]-[.C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3]-[.C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4]-[.C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5]-[.C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B16]-[.C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7]-[.C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8]-[.C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9]-[.C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B20]-[.C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]-[.C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2]-[.C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23]-[.C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4]-[.C2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5]-[.C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6]-[.C2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7]-[.C2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28]-[.C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9]-[.C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30]-[.C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31]-[.C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B32]-[.C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3]-[.C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4]-[.C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35]-[.C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36]-[.C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7]-[.C3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38]-[.C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B39]-[.C3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40]-[.C4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41]-[.C4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42]-[.C4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43]-[.C4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B44]-[.C4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[.B45]-[.C4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46]-[.C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B47]-[.C4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48]-[.C4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9]-[.C49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0]-[.C5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1]-[.C5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52]-[.C5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3]-[.C5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54]-[.C5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B55]-[.C5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6]-[.C5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7]-[.C5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8]-[.C5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9]-[.C5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0]-[.C6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61]-[.C6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2]-[.C6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3]-[.C6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64]-[.C6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65]-[.C6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66]-[.C6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7]-[.C6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8]-[.C6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69]-[.C6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0]-[.C7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1]-[.C7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72]-[.C7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73]-[.C7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4]-[.C7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B75]-[.C7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6]-[.C7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77]-[.C7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78]-[.C7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9]-[.C7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80]-[.C8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81]-[.C8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82]-[.C82]"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3]-[.C8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84]-[.C8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85]-[.C8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86]-[.C8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7]-[.C8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8]-[.C8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89]-[.C8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90]-[.C9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1]-[.C9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2]-[.C9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93]-[.C9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4]-[.C9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B95]-[.C9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96]-[.C9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97]-[.C9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98]-[.C9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9]-[.C9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00]-[.C10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101]-[.C10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02]-[.C10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otals</text:p>
          </table:table-cell>
          <table:table-cell table:formula="of:=SUM([.B3:.B102])" office:value-type="float" office:value="657" calcext:value-type="float">
            <text:p>657</text:p>
          </table:table-cell>
          <table:table-cell table:formula="of:=SUM([.C3:.C102])" office:value-type="float" office:value="657" calcext:value-type="float">
            <text:p>657</text:p>
          </table:table-cell>
          <table:table-cell table:formula="of:=SUM([.D3:.D102])" office:value-type="float" office:value="0" calcext:value-type="float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 style:data-style-name="N2" text:time-value="13:34:56.757113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8-21T13:35:19.655345909</dc:date>
    <meta:editing-duration>P13DT20H20M7S</meta:editing-duration>
    <meta:editing-cycles>1778</meta:editing-cycles>
    <meta:generator>LibreOffice/4.2.8.2$Linux_X86_64 LibreOffice_project/420m0$Build-2</meta:generator>
    <meta:document-statistic meta:table-count="1" meta:cell-count="411" meta:object-count="0"/>
  </office:meta>
</office:document-meta>
</file>